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native Vote (Australia)</text:p>
      <text:p text:style-name="P1"/>
      <text:list xml:id="list8246191554137889640" text:style-name="L1">
        <text:list-item>
          <text:p text:style-name="P2">Numere a todos los candidatos del 1 (más preferido) al 12 (menos preferido). Para que el voto sea válido, debe ordenar a todos, sin empates.</text:p>
        </text:list-item>
        <text:list-item>
          <text:p text:style-name="P2">Se cuentan las primeras preferencias de cada candidato. Si alguien tuviera mayoría, lo declaras ganador. </text:p>
        </text:list-item>
        <text:list-item>
          <text:p text:style-name="P2">Si no hubiera mayoría, eliminas al candidato con menos primeras preferencias, transfiriendo el voto a quien puso en el siguiente lugar.</text:p>
        </text:list-item>
        <text:list-item>
          <text:p text:style-name="P2">Si alguien tiene mayoría, gana. </text:p>
        </text:list-item>
        <text:list-item>
          <text:p text:style-name="P2">De lo contrario, vuelves a (3) y repit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Magar</meta:initial-creator>
    <meta:creation-date>2017-04-25T11:52:44.99</meta:creation-date>
    <meta:printed-by>Eric Magar</meta:printed-by>
    <meta:print-date>2017-04-25T11:57:22.58</meta:print-date>
    <meta:document-statistic meta:table-count="0" meta:image-count="0" meta:object-count="0" meta:page-count="1" meta:paragraph-count="6" meta:word-count="82" meta:character-count="492"/>
    <dc:date>2017-04-25T12:07:49.72</dc:date>
    <dc:creator>Eric Magar</dc:creator>
    <meta:editing-duration>PT15M5S</meta:editing-duration>
    <meta:editing-cycles>1</meta:editing-cycles>
    <meta:generator>OpenOffice/4.1.2$Win32 OpenOffice.org_project/412m3$Build-9782</meta:generator>
  </office:meta>
</office:document-meta>
</file>